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1BB400000DB7E07BA8DA.svm"/>
  <manifest:file-entry manifest:media-type="" manifest:full-path="Pictures/2000000700002274000011EBBDEC7419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Verdana" svg:font-family="Verdana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ccinct">
      <style:text-properties fo:language="en" fo:country="US"/>
    </style:style>
    <style:style style:name="P2" style:family="paragraph" style:parent-style-name="succinct">
      <style:text-properties fo:language="en" fo:country="US" fo:font-weight="bold" style:font-weight-asian="bold" style:font-weight-complex="bold"/>
    </style:style>
    <style:style style:name="P3" style:family="paragraph" style:parent-style-name="succinct" style:master-page-name="Standard">
      <style:paragraph-properties style:page-number="auto"/>
      <style:text-properties fo:font-weight="bold" style:font-weight-asian="bold" style:font-weight-complex="bold"/>
    </style:style>
    <style:style style:name="P4" style:family="paragraph" style:parent-style-name="succinct">
      <style:text-properties fo:language="en" fo:country="US"/>
    </style:style>
    <style:style style:name="P5" style:family="paragraph" style:parent-style-name="succinct">
      <style:text-properties fo:language="en" fo:country="US" fo:font-weight="bold" style:font-weight-asian="bold" style:font-weight-complex="bold"/>
    </style:style>
    <style:style style:name="P6" style:family="paragraph" style:parent-style-name="succinct">
      <style:text-properties fo:language="en" fo:country="US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style:use-window-font-color="true" fo:language="en" fo:country="US" fo:font-weight="bold" fo:background-color="transparent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ru" fo:country="RU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gend</text:p>
      <text:p text:style-name="P1">&lt;image&gt;</text:p>
      <text:p text:style-name="P1">+additional things that should be on the image but that are not there</text:p>
      <text:p text:style-name="succinct"/>
      <text:p text:style-name="P2">Modular structure</text:p>
      <text:p text:style-name="succinct">the modular structure of the project requires that each module is placed in its own directory along with documents on its purpose and structure, and <text:span text:style-name="T1">a </text:span>test directory. <text:span text:style-name="T1">Each module may be implemented in different languages, for the purpose of getting both: high-speed (of C++) and ease of modernising (of python).</text:span></text:p>
      <text:p text:style-name="succinct"><text:span text:style-name="T1">The </text:span><text:span text:style-name="T3">building script</text:span><text:span text:style-name="T1"> (high-level module) can be set to include particular implementations of modules for composing the final program.</text:span></text:p>
      <text:p text:style-name="P1"><draw:frame draw:style-name="fr1" draw:name="graphics1" text:anchor-type="paragraph" svg:x="0.0335in" svg:y="0.011in" svg:width="2.6929in" svg:height="1.4016in" draw:z-index="1"><draw:image xlink:href="Pictures/2000000700002274000011EBBDEC7419.svm" xlink:type="simple" xlink:show="embed" xlink:actuate="onLoad"/></draw:frame>+grouping of modules </text:p>
      <text:p text:style-name="succinct"><text:span text:style-name="T1">There should be </text:span><text:span text:style-name="T2">different levels</text:span><text:span text:style-name="T1"> of modules (interface/back-end), and different </text:span><text:span text:style-name="T2">grouping blocks</text:span><text:span text:style-name="T1"> (modules of modules etc).</text:span></text:p>
      <text:p text:style-name="succinct"><draw:frame draw:style-name="fr1" draw:name="graphics2" text:anchor-type="paragraph" svg:x="0.0146in" svg:y="0.0047in" svg:width="2.2535in" svg:height="1.1154in" draw:z-index="0"><draw:image xlink:href="Pictures/2000000700001BB400000DB7E07BA8DA.svm" xlink:type="simple" xlink:show="embed" xlink:actuate="onLoad"/></draw:frame></text:p>
      <text:p text:style-name="P2">Figure_finder <text:span text:style-name="T5">extracts figures out of raw data.</text:span></text:p>
      <text:p text:style-name="P2"><text:span text:style-name="T5">extracts figures not using stencils, but after recurrence of their parts. </text:span></text:p>
      <text:p text:style-name="P2"><text:span text:style-name="T5">Spots recurring figures especially before change of mood, which makes them more valuable.</text:span></text:p>
      <text:p text:style-name="P2"><text:span text:style-name="T5"/></text:p>
      <text:p text:style-name="P2">Algorithm_finder <text:span text:style-name="T5">finds algorithms that yuilds one subfigures of a figure, given its other subfigures.</text:span></text:p>
      <text:p text:style-name="P2"><text:span text:style-name="T5">may use bruteforce search.</text:span></text:p>
      <text:p text:style-name="succinct"/>
      <text:p text:style-name="P2">Figure_builder <text:span text:style-name="T5">constructs a full figure given its part, either from memory or applying an algorithm.</text:span></text:p>
      <text:p text:style-name="P2"><text:span text:style-name="T5">input: sub-figure</text:span></text:p>
      <text:p text:style-name="P1">output: full figure</text:p>
      <text:p text:style-name="P1"/>
      <text:p text:style-name="succinct"><text:span text:style-name="T4">Algorithm_executor</text:span> executes commands of algorithms, which includes moving, but also other control over execution. </text:p>
      <text:p text:style-name="succinct"/>
      <text:p text:style-name="succinct"><text:span text:style-name="T4">Subfigure_mover</text:span> moves sub-figures from stencils to other stencils.</text:p>
      <text:p text:style-name="P2">Subfigure_extractor</text:p>
      <text:p text:style-name="P1">input: figure, stencils</text:p>
      <text:p text:style-name="P1">output: figure extracted from the input one</text:p>
      <text:p text:style-name="P2">Figure_creator</text:p>
      <text:p text:style-name="P6">input: figure-to, adding figure, stencils</text:p>
      <text:p text:style-name="P6">output: figure constructed </text:p>
      <text:p text:style-name="succinct"/>
      <text:p text:style-name="succinct"/>
      <text:p text:style-name="succinc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Verdana" svg:font-family="Verdana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fo:line-height="105%" fo:orphans="2" fo:widows="2" fo:hyphenation-ladder-count="no-limit" style:writing-mode="lr-tb"/>
      <style:text-properties style:use-window-font-color="true" style:font-name="Calibri" fo:font-size="11pt" fo:language="ru" fo:country="RU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Абзац_20_списка" style:display-name="Абзац списка" style:family="paragraph" style:parent-style-name="Standard">
      <style:paragraph-properties fo:margin-left="0.5in" fo:margin-right="0in" fo:text-indent="0in" style:auto-text-indent="false"/>
    </style:style>
    <style:style style:name="succinct" style:family="paragraph" style:parent-style-name="Text_20_body" style:class="text" style:master-page-name="">
      <style:paragraph-properties fo:margin-top="0in" fo:margin-bottom="0in" fo:line-height="103%" style:page-number="auto" fo:background-color="transparent" style:shadow="none">
        <style:tab-stops/>
        <style:background-image/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ctor rybin</meta:initial-creator>
    <meta:creation-date>2017-07-03T03:23:00</meta:creation-date>
    <dc:creator>Victor Rybin</dc:creator>
    <dc:date>2019-03-25T05:47:15.18</dc:date>
    <meta:editing-cycles>25</meta:editing-cycles>
    <meta:editing-duration>P8DT19H48M48S</meta:editing-duration>
    <meta:generator>OpenOffice/4.1.6$Win32 OpenOffice.org_project/416m1$Build-9790</meta:generator>
    <meta:document-statistic meta:table-count="0" meta:image-count="2" meta:object-count="0" meta:page-count="1" meta:paragraph-count="24" meta:word-count="217" meta:character-count="1504"/>
  </office:meta>
</office:document-meta>
</file>